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Standard">
      <style:table-properties style:width="23.241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1.192cm"/>
    </style:style>
    <style:style style:name="Tableau1.B" style:family="table-column">
      <style:table-column-properties style:column-width="12.04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paragraph-rsid="00126085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paragraph-rsid="0012e7b9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paragraph-rsid="0013f775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paragraph-rsid="001779fe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rsid="0012e7b9" officeooo:paragraph-rsid="0012e7b9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26085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779f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2e7b9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3f775"/>
    </style:style>
    <style:style style:name="T1" style:family="text"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2" style:family="text">
      <style:text-properties style:font-name="Times New Roman" fo:font-size="12pt" fo:language="en" fo:country="US" officeooo:rsid="001779fe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3" style:family="text">
      <style:text-properties style:font-name="Times New Roman" fo:font-size="12pt" fo:language="en" fo:country="US" officeooo:rsid="001c8e65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4" style:family="text">
      <style:text-properties style:font-name="Times New Roman" fo:font-size="12pt" fo:language="en" fo:country="US" officeooo:rsid="0012e7b9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5" style:family="text">
      <style:text-properties style:font-name="Times New Roman" fo:font-size="12pt" fo:language="en" fo:country="US" officeooo:rsid="001db481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6" style:family="text">
      <style:text-properties style:font-name="Times New Roman" fo:font-size="12pt" fo:language="en" fo:country="US" officeooo:rsid="001e52b0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7" style:family="text">
      <style:text-properties style:font-name="Times New Roman" fo:font-size="12pt" fo:language="en" fo:country="US" officeooo:rsid="0013f775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8" style:family="text">
      <style:text-properties style:font-name="Times New Roman" fo:font-size="12pt" fo:language="en" fo:country="US" officeooo:rsid="001f33a0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9" style:family="text">
      <style:text-properties style:font-name="Times New Roman" fo:font-size="12pt" fo:language="en" fo:country="US" officeooo:rsid="00206788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10" style:family="text">
      <style:text-properties style:font-name="Times New Roman" fo:font-size="12pt" fo:language="en" fo:country="US" officeooo:rsid="0020ed75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11" style:family="text">
      <style:text-properties style:font-name="Times New Roman" fo:font-size="12pt" fo:language="en" fo:country="US" officeooo:rsid="0021090d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T12" style:family="text">
      <style:text-properties officeooo:rsid="00126085"/>
    </style:style>
    <style:style style:name="T13" style:family="text">
      <style:text-properties officeooo:rsid="0012e7b9"/>
    </style:style>
    <style:style style:name="T14" style:family="text">
      <style:text-properties officeooo:rsid="0013f775"/>
    </style:style>
    <style:style style:name="T15" style:family="text">
      <style:text-properties officeooo:rsid="0015ce62"/>
    </style:style>
    <style:style style:name="T16" style:family="text">
      <style:text-properties officeooo:rsid="001779fe"/>
    </style:style>
    <style:style style:name="T17" style:family="text">
      <style:text-properties officeooo:rsid="001c8e65"/>
    </style:style>
    <style:style style:name="T18" style:family="text">
      <style:text-properties officeooo:rsid="001db481"/>
    </style:style>
    <style:style style:name="T19" style:family="text">
      <style:text-properties officeooo:rsid="001e52b0"/>
    </style:style>
    <style:style style:name="T20" style:family="text">
      <style:text-properties officeooo:rsid="001f33a0"/>
    </style:style>
    <style:style style:name="T21" style:family="text">
      <style:text-properties officeooo:rsid="00206788"/>
    </style:style>
    <style:style style:name="T22" style:family="text">
      <style:text-properties officeooo:rsid="0020ed75"/>
    </style:style>
    <style:style style:name="T23" style:family="text">
      <style:text-properties officeooo:rsid="002109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Original</text:p>
          </table:table-cell>
          <table:table-cell table:style-name="Tableau1.A1" office:value-type="string">
            <text:p text:style-name="P1">Modified</text:p>
          </table:table-cell>
        </table:table-row>
        <table:table-row table:style-name="Tableau1.1">
          <table:table-cell table:style-name="Tableau1.A1" office:value-type="string">
            <text:p text:style-name="P1">from cryptography.hazmat.backends import default_backend</text:p>
            <text:p text:style-name="P1">from cryptography.hazmat.primitives.asymmetric import rsa</text:p>
            <text:p text:style-name="P1">private_key = rsa.generate_private_key(</text:p>
            <text:p text:style-name="P1"><text:s text:c="4"/>public_exponent=65537,</text:p>
            <text:p text:style-name="P1"><text:s text:c="4"/>key_size=2048,</text:p>
            <text:p text:style-name="P1"><text:s text:c="4"/>backend=default_backend()</text:p>
            <text:p text:style-name="P1">)</text:p>
            <text:p text:style-name="P1">public_key = private_key.public_key()</text:p>
            <text:p text:style-name="P1"/>
          </table:table-cell>
          <table:table-cell table:style-name="Tableau1.A1" office:value-type="string">
            <text:p text:style-name="P2">from cryptography.hazmat.backends import default_backend </text:p>
            <text:p text:style-name="P2">from cryptography.hazmat.primitives.asymmetric import rsa <text:span text:style-name="T20">as irm</text:span></text:p>
            <text:p text:style-name="P7"><text:span text:style-name="T1">priv_key = </text:span><text:span text:style-name="T8">irm</text:span><text:span text:style-name="T1">.generate_private_key(</text:span></text:p>
            <text:p text:style-name="P2"><text:s text:c="4"/>p_expo=6<text:span text:style-name="T13">5539</text:span>,</text:p>
            <text:p text:style-name="P2"><text:s text:c="4"/><text:span text:style-name="T17">taille_cle</text:span>=<text:span text:style-name="T12">1024</text:span>,</text:p>
            <text:p text:style-name="P2"><text:s text:c="4"/>backd=default_backend()</text:p>
            <text:p text:style-name="P2">)</text:p>
            <text:p text:style-name="P2">pub_key = priv_key.pub_key()</text:p>
          </table:table-cell>
        </table:table-row>
        <table:table-row table:style-name="Tableau1.1">
          <table:table-cell table:style-name="Tableau1.A1" office:value-type="string">
            <text:p text:style-name="P1">from cryptography.hazmat.primitives import serialization</text:p>
            <text:p text:style-name="P1">private_key = ... # Placeholder - you generated this before</text:p>
            <text:p text:style-name="P1"/>
            <text:p text:style-name="P1">pem = private_key.private_bytes(</text:p>
            <text:p text:style-name="P1"><text:s text:c="4"/>encoding=serialization.Encoding.PEM,</text:p>
            <text:p text:style-name="P1"><text:s text:c="4"/>format=serialization.PrivateFormat.PKCS8,</text:p>
            <text:p text:style-name="P1"><text:s text:c="4"/>encryption_algorithm=serialization.NoEncryption()</text:p>
            <text:p text:style-name="P1">)</text:p>
            <text:p text:style-name="P1"/>
            <text:p text:style-name="P1">with open('private_key.pem', 'wb') as f:</text:p>
            <text:p text:style-name="P1"><text:s text:c="4"/>f.write(pem)</text:p>
            <text:p text:style-name="P1"/>
          </table:table-cell>
          <table:table-cell table:style-name="Tableau1.A1" office:value-type="string">
            <text:p text:style-name="P2">from cryptography.hazmat.primitives import serialization <text:span text:style-name="T22">as netf</text:span></text:p>
            <text:p text:style-name="P2">priv_key = ... <text:span text:style-name="T18"># the Placeholder</text:span></text:p>
            <text:p text:style-name="P2"/>
            <text:p text:style-name="P2">p<text:span text:style-name="T18">a</text:span>m<text:span text:style-name="T18">e</text:span> = priv_key.private_bytes(</text:p>
            <text:p text:style-name="P7"><text:span text:style-name="T1"><text:s text:c="4"/></text:span><text:span text:style-name="T5">codi</text:span><text:span text:style-name="T1">=</text:span><text:span text:style-name="T10">netf</text:span><text:span text:style-name="T1">.Encoding.PEM,</text:span></text:p>
            <text:p text:style-name="P7"><text:span text:style-name="T1"><text:s text:c="4"/></text:span><text:span text:style-name="T5">style</text:span><text:span text:style-name="T1">=</text:span><text:span text:style-name="T10">netf</text:span><text:span text:style-name="T1">.PrivateFormat.PKCS8,</text:span></text:p>
            <text:p text:style-name="P7"><text:span text:style-name="T1"><text:s text:c="4"/></text:span><text:span text:style-name="T5">crypti</text:span><text:span text:style-name="T1">=</text:span><text:span text:style-name="T10">netf</text:span><text:span text:style-name="T1">.NoEncryption()</text:span></text:p>
            <text:p text:style-name="P2">)</text:p>
            <text:p text:style-name="P2"/>
            <text:p text:style-name="P2">with open('priv_key.p<text:span text:style-name="T18">ame</text:span>', 'wb') as <text:span text:style-name="T13">b</text:span>:</text:p>
            <text:p text:style-name="P7"><text:span text:style-name="T1"><text:s text:c="4"/></text:span><text:span text:style-name="T4">b</text:span><text:span text:style-name="T1">.write(</text:span><text:span text:style-name="T5">pame</text:span><text:span text:style-name="T1">)</text:span></text:p>
          </table:table-cell>
        </table:table-row>
        <table:table-row table:style-name="Tableau1.1">
          <table:table-cell table:style-name="Tableau1.A1" office:value-type="string">
            <text:p text:style-name="P1">from cryptography.hazmat.primitives import serialization</text:p>
            <text:p text:style-name="P1">public_key = ... # Placeholder - you generated this before</text:p>
            <text:p text:style-name="P1"/>
            <text:p text:style-name="P1">pem = public_key.public_bytes(</text:p>
            <text:p text:style-name="P1"><text:s text:c="4"/>encoding=serialization.Encoding.PEM,</text:p>
            <text:p text:style-name="P1"><text:s text:c="4"/>format=serialization.PublicFormat.SubjectPublicKeyInfo</text:p>
            <text:p text:style-name="P1">)</text:p>
            <text:p text:style-name="P1"/>
            <text:p text:style-name="P1">with open('public_key.pem', 'wb') as f:</text:p>
            <text:p text:style-name="P1"><text:s text:c="4"/>f.write(pem)</text:p>
            <text:p text:style-name="P1"/>
          </table:table-cell>
          <table:table-cell table:style-name="Tableau1.A1" office:value-type="string">
            <text:p text:style-name="P2">from cryptography.hazmat.primitives import serialization <text:span text:style-name="T22">as netf</text:span></text:p>
            <text:p text:style-name="P2">pub_key = ... # <text:span text:style-name="T19">The Placeholder</text:span></text:p>
            <text:p text:style-name="P2"/>
            <text:p text:style-name="P7"><text:span text:style-name="T5">pame</text:span><text:span text:style-name="T1"> = pub_key.public_bytes(</text:span></text:p>
            <text:p text:style-name="P7"><text:span text:style-name="T1"><text:s text:c="4"/></text:span><text:span text:style-name="T5">codi</text:span><text:span text:style-name="T1">=</text:span><text:span text:style-name="T10">netf</text:span><text:span text:style-name="T1">.Encoding.PEM,</text:span></text:p>
            <text:p text:style-name="P7"><text:span text:style-name="T1"><text:s text:c="4"/></text:span><text:span text:style-name="T5">style</text:span><text:span text:style-name="T1">=</text:span><text:span text:style-name="T10">netf</text:span><text:span text:style-name="T1">.PublicFormat.SubjectPublicKeyInfo</text:span></text:p>
            <text:p text:style-name="P2">)</text:p>
            <text:p text:style-name="P2"/>
            <text:p text:style-name="P7"><text:span text:style-name="T1">with open('pub_key.</text:span><text:span text:style-name="T5">pame</text:span><text:span text:style-name="T1">', 'wb') as </text:span><text:span text:style-name="T4">b</text:span><text:span text:style-name="T1">:</text:span></text:p>
            <text:p text:style-name="P7"><text:span text:style-name="T1"><text:s text:c="4"/></text:span><text:span text:style-name="T4">b</text:span><text:span text:style-name="T1">.write(</text:span><text:span text:style-name="T5">pame</text:span><text:span text:style-name="T1">)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">from cryptography.hazmat.backends import default_backend</text:p>
            <text:p text:style-name="P1">from cryptography.hazmat.primitives import serialization</text:p>
            <text:p text:style-name="P1"/>
            <text:p text:style-name="P1">with open("private_key.pem", "rb") as key_file:</text:p>
            <text:p text:style-name="P1"><text:s text:c="4"/>private_key = serialization.load_pem_private_key(</text:p>
            <text:p text:style-name="P1"><text:s text:c="8"/>key_file.read(),</text:p>
            <text:p text:style-name="P1"><text:s text:c="8"/>password=None,</text:p>
            <text:p text:style-name="P1"><text:s text:c="8"/>backend=default_backend()</text:p>
            <text:p text:style-name="P1"><text:s text:c="4"/>)</text:p>
            <text:p text:style-name="P1"/>
          </table:table-cell>
          <table:table-cell table:style-name="Tableau1.A1" office:value-type="string">
            <text:p text:style-name="P2">from cryptography.hazmat.backends import default_backend</text:p>
            <text:p text:style-name="P2">from cryptography.hazmat.primitives import serialization <text:span text:style-name="T22">as netf</text:span></text:p>
            <text:p text:style-name="P2"/>
            <text:p text:style-name="P7"><text:span text:style-name="T1">with open("priv_key.</text:span><text:span text:style-name="T5">pame</text:span><text:span text:style-name="T1">", "rb") as key_f:</text:span></text:p>
            <text:p text:style-name="P7"><text:span text:style-name="T1"><text:s text:c="4"/>priv_key = </text:span><text:span text:style-name="T10">netf</text:span><text:span text:style-name="T1">.load_pem_private_key(</text:span></text:p>
            <text:p text:style-name="P2"><text:s text:c="8"/>key_f.read(),</text:p>
            <text:p text:style-name="P7"><text:span text:style-name="T1"><text:s text:c="8"/></text:span><text:span text:style-name="T11">pd</text:span><text:span text:style-name="T1">=None,</text:span></text:p>
            <text:p text:style-name="P2"><text:s text:c="8"/>backd=default_backend()</text:p>
            <text:p text:style-name="P2"><text:s text:c="4"/>)</text:p>
          </table:table-cell>
        </table:table-row>
        <table:table-row table:style-name="Tableau1.1">
          <table:table-cell table:style-name="Tableau1.A1" office:value-type="string">
            <text:p text:style-name="P1">from cryptography.hazmat.backends import default_backend</text:p>
            <text:p text:style-name="P1">from cryptography.hazmat.primitives import serialization</text:p>
            <text:p text:style-name="P1"/>
            <text:p text:style-name="P1">with open("public_key.pem", "rb") as key_file:</text:p>
            <text:p text:style-name="P1"><text:s text:c="4"/>public_key = serialization.load_pem_public_key(</text:p>
            <text:p text:style-name="P1"><text:s text:c="8"/>key_file.read(),</text:p>
            <text:p text:style-name="P1"><text:s text:c="8"/>backend=default_backend()</text:p>
            <text:p text:style-name="P1"><text:s text:c="4"/>)</text:p>
          </table:table-cell>
          <table:table-cell table:style-name="Tableau1.A1" office:value-type="string">
            <text:p text:style-name="P2">from cryptography.hazmat.backends import default_backend</text:p>
            <text:p text:style-name="P2">from cryptography.hazmat.primitives import serialization <text:span text:style-name="T22">as netf</text:span></text:p>
            <text:p text:style-name="P2"/>
            <text:p text:style-name="P7"><text:span text:style-name="T1">with open("pub_key.</text:span><text:span text:style-name="T5">pame</text:span><text:span text:style-name="T1">", "rb") as key_f:</text:span></text:p>
            <text:p text:style-name="P7"><text:span text:style-name="T1"><text:s text:c="4"/>pub_key = </text:span><text:span text:style-name="T10">netf</text:span><text:span text:style-name="T1">.load_pem_public_key(</text:span></text:p>
            <text:p text:style-name="P2"><text:s text:c="8"/>key_f.read(),</text:p>
            <text:p text:style-name="P2"><text:s text:c="8"/>backd=default_backend()</text:p>
            <text:p text:style-name="P2"><text:s text:c="4"/>)</text:p>
          </table:table-cell>
        </table:table-row>
        <table:table-row table:style-name="Tableau1.1">
          <table:table-cell table:style-name="Tableau1.A1" office:value-type="string">
            <text:p text:style-name="P1">from cryptography.hazmat.primitives import hashes</text:p>
            <text:p text:style-name="P1">from cryptography.hazmat.primitives.asymmetric import padding</text:p>
            <text:p text:style-name="P1"/>
            <text:p text:style-name="P1">message = b'encrypt me!'</text:p>
            <text:p text:style-name="P1">public_key = ... # Use one of the methods above to get your public key</text:p>
            <text:p text:style-name="P1"/>
            <text:p text:style-name="P1">encrypted = public_key.encrypt(</text:p>
            <text:p text:style-name="P1"><text:s text:c="4"/>message,</text:p>
            <text:p text:style-name="P1"><text:s text:c="4"/>padding.OAEP(</text:p>
            <text:p text:style-name="P1"><text:s text:c="8"/>mgf=padding.MGF1(algorithm=hashes.SHA256()),</text:p>
            <text:p text:style-name="P1"><text:s text:c="8"/>algorithm=hashes.SHA256(),</text:p>
            <text:p text:style-name="P1"><text:s text:c="8"/>label=None</text:p>
            <text:p text:style-name="P1"><text:s text:c="4"/>)</text:p>
            <text:p text:style-name="P1"><text:soft-page-break/>)</text:p>
            <text:p text:style-name="P1">from cryptography.hazmat.primitives import hashes</text:p>
            <text:p text:style-name="P1">from cryptography.hazmat.primitives.asymmetric import padding</text:p>
            <text:p text:style-name="P1"/>
            <text:p text:style-name="P1">encrypted = ... # From before (could have been stored then read back here)</text:p>
            <text:p text:style-name="P1">private_key = ... # Use one of the methods above to get your public key (matches the public_key)</text:p>
            <text:p text:style-name="P1"/>
            <text:p text:style-name="P1">original_message = private_key.decrypt(</text:p>
            <text:p text:style-name="P1"><text:s text:c="4"/>encrypted,</text:p>
            <text:p text:style-name="P1"><text:s text:c="4"/>padding.OAEP(</text:p>
            <text:p text:style-name="P1"><text:s text:c="8"/>mgf=padding.MGF1(algorithm=hashes.SHA256()),</text:p>
            <text:p text:style-name="P1"><text:s text:c="8"/>algorithm=hashes.SHA256(),</text:p>
            <text:p text:style-name="P1"><text:s text:c="8"/>label=None</text:p>
            <text:p text:style-name="P1"><text:s text:c="4"/>)</text:p>
            <text:p text:style-name="P1">)</text:p>
            <text:p text:style-name="P1"/>
          </table:table-cell>
          <table:table-cell table:style-name="Tableau1.A1" office:value-type="string">
            <text:p text:style-name="P2">from cryptography.hazmat.primitives import hashes <text:span text:style-name="T21">as dust</text:span></text:p>
            <text:p text:style-name="P2">from cryptography.hazmat.primitives.asymmetric import padding <text:span text:style-name="T22">as bordure</text:span></text:p>
            <text:p text:style-name="P2"/>
            <text:p text:style-name="P7"><text:span text:style-name="T6">msg</text:span><text:span text:style-name="T1"> = b'encrypt me </text:span><text:span text:style-name="T4">please</text:span><text:span text:style-name="T1">!'</text:span></text:p>
            <text:p text:style-name="P2">pub_key = ... # Use one of the methods above to get your public key <text:span text:style-name="T15">(that I called pub_key)</text:span></text:p>
            <text:p text:style-name="P2"/>
            <text:p text:style-name="P7"><text:span text:style-name="T11">ed</text:span><text:span text:style-name="T1"> = pub_key.encrypt(</text:span></text:p>
            <text:p text:style-name="P7"><text:span text:style-name="T1"><text:s text:c="4"/></text:span><text:span text:style-name="T6">msg</text:span><text:span text:style-name="T1">,</text:span></text:p>
            <text:p text:style-name="P7"><text:span text:style-name="T1"><text:s text:c="4"/></text:span><text:span text:style-name="T10">bordure</text:span><text:span text:style-name="T1">.OAEP(</text:span></text:p>
            <text:p text:style-name="P7"><text:span text:style-name="T1"><text:s text:c="8"/>mgf=</text:span><text:span text:style-name="T10">bordure</text:span><text:span text:style-name="T1">.MGF1(algorithm=</text:span><text:span text:style-name="T9">dust</text:span><text:span text:style-name="T1">.SHA256()),</text:span></text:p>
            <text:p text:style-name="P7"><text:span text:style-name="T1"><text:s text:c="8"/>algorithm=</text:span><text:span text:style-name="T9">dust</text:span><text:span text:style-name="T1">.SHA256(),</text:span></text:p>
            <text:p text:style-name="P2"><text:s text:c="8"/>label=None</text:p>
            <text:p text:style-name="P2"><text:s text:c="4"/>)</text:p>
            <text:p text:style-name="P2"><text:soft-page-break/>)</text:p>
            <text:p text:style-name="P5">from cryptography.hazmat.primitives import hashes <text:span text:style-name="T21">as dust</text:span></text:p>
            <text:p text:style-name="P5">from cryptography.hazmat.primitives.asymmetric import padding <text:span text:style-name="T22">as <text:s text:c="2"/>bordure</text:span></text:p>
            <text:p text:style-name="P5"/>
            <text:p text:style-name="P8"><text:span text:style-name="T11">ed</text:span><text:span text:style-name="T1"> = ... # From before (</text:span></text:p>
            <text:p text:style-name="P5">priv_key = ... # Use one of the methods above to get your public key (matches the public_key)</text:p>
            <text:p text:style-name="P5"/>
            <text:p text:style-name="P5">o<text:span text:style-name="T16">g</text:span>_message = priv_key.decrypt(</text:p>
            <text:p text:style-name="P8"><text:span text:style-name="T1"><text:s text:c="4"/></text:span><text:span text:style-name="T11">ed</text:span><text:span text:style-name="T1">,</text:span></text:p>
            <text:p text:style-name="P8"><text:span text:style-name="T1"><text:s text:c="4"/></text:span><text:span text:style-name="T10">bordure</text:span><text:span text:style-name="T1">.OAEP(</text:span></text:p>
            <text:p text:style-name="P8"><text:span text:style-name="T1"><text:s text:c="8"/>mgf=</text:span><text:span text:style-name="T10">bordure</text:span><text:span text:style-name="T1">.MGF1(algorithm=</text:span><text:span text:style-name="T9">dust</text:span><text:span text:style-name="T1">.SHA256()),</text:span></text:p>
            <text:p text:style-name="P8"><text:span text:style-name="T1"><text:s text:c="8"/>algorithm=</text:span><text:span text:style-name="T9">dust</text:span><text:span text:style-name="T1">.SHA256(),</text:span></text:p>
            <text:p text:style-name="P5"><text:s text:c="8"/>label=None</text:p>
            <text:p text:style-name="P5"><text:s text:c="4"/>)</text:p>
            <text:p text:style-name="P5">)</text:p>
            <text:p text:style-name="P2"/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># Generating a key</text:p>
            <text:p text:style-name="P1">&gt;&gt;&gt; from cryptography.hazmat.backends import default_backend</text:p>
            <text:p text:style-name="P1">&gt;&gt;&gt; from cryptography.hazmat.primitives.asymmetric import rsa</text:p>
            <text:p text:style-name="P1">&gt;&gt;&gt; private_key = rsa.generate_private_key(</text:p>
            <text:p text:style-name="P1"><text:s text:c="8"/>public_exponent=65537,</text:p>
            <text:p text:style-name="P1"><text:s text:c="8"/>key_size=2048,</text:p>
            <text:p text:style-name="P1"><text:s text:c="8"/>backend=default_backend()</text:p>
            <text:p text:style-name="P1"><text:s text:c="4"/>)</text:p>
            <text:p text:style-name="P1">&gt;&gt;&gt; public_key = private_key.public_key()</text:p>
            <text:p text:style-name="P1"/>
            <text:p text:style-name="P1"># Storing the keys</text:p>
            <text:p text:style-name="P1">&gt;&gt;&gt; from cryptography.hazmat.primitives import serialization</text:p>
            <text:p text:style-name="P1"><text:soft-page-break/>&gt;&gt;&gt; pem = private_key.private_bytes(</text:p>
            <text:p text:style-name="P1"><text:s text:c="8"/>encoding=serialization.Encoding.PEM,</text:p>
            <text:p text:style-name="P1"><text:s text:c="8"/>format=serialization.PrivateFormat.PKCS8,</text:p>
            <text:p text:style-name="P1"><text:s text:c="8"/>encryption_algorithm=serialization.NoEncryption()</text:p>
            <text:p text:style-name="P1"><text:s text:c="4"/>) <text:s text:c="2"/></text:p>
            <text:p text:style-name="P1">&gt;&gt;&gt; with open('private_key.pem', 'wb') as f:</text:p>
            <text:p text:style-name="P1"><text:s text:c="4"/>f.write(pem)</text:p>
            <text:p text:style-name="P1">&gt;&gt;&gt;</text:p>
            <text:p text:style-name="P1">&gt;&gt;&gt; pem = public_key.public_bytes(</text:p>
            <text:p text:style-name="P1"><text:s text:c="8"/>encoding=serialization.Encoding.PEM,</text:p>
            <text:p text:style-name="P1"><text:s text:c="8"/>format=serialization.PublicFormat.SubjectPublicKeyInfo</text:p>
            <text:p text:style-name="P1"><text:s text:c="4"/>)</text:p>
            <text:p text:style-name="P1">&gt;&gt;&gt; with open('public_key.pem', 'wb') as f:</text:p>
            <text:p text:style-name="P1"><text:s text:c="4"/>f.write(pem)</text:p>
            <text:p text:style-name="P1"/>
            <text:p text:style-name="P1"># Reading the keys back in (for demonstration purposes)</text:p>
            <text:p text:style-name="P1">&gt;&gt;&gt; from cryptography.hazmat.backends import default_backend</text:p>
            <text:p text:style-name="P1">&gt;&gt;&gt; from cryptography.hazmat.primitives import serialization</text:p>
            <text:p text:style-name="P1">&gt;&gt;&gt; with open("private_key.pem", "rb") as key_file:</text:p>
            <text:p text:style-name="P1"><text:s text:c="8"/>private_key = serialization.load_pem_private_key(</text:p>
            <text:p text:style-name="P1"><text:s text:c="12"/>key_file.read(),</text:p>
            <text:p text:style-name="P1"><text:s text:c="12"/>password=None,</text:p>
            <text:p text:style-name="P1"><text:s text:c="12"/>backend=default_backend()</text:p>
            <text:p text:style-name="P1"><text:s text:c="8"/>)</text:p>
            <text:p text:style-name="P1">&gt;&gt;&gt; with open("public_key.pem", "rb") as key_file:</text:p>
            <text:p text:style-name="P1"><text:s text:c="8"/>public_key = serialization.load_pem_public_key(</text:p>
            <text:p text:style-name="P1"><text:s text:c="12"/>key_file.read(),</text:p>
            <text:p text:style-name="P1"><text:s text:c="12"/>backend=default_backend()</text:p>
            <text:p text:style-name="P1"><text:s text:c="8"/>)</text:p>
            <text:p text:style-name="P1"/>
            <text:p text:style-name="P1"># Encrypting and decrypting</text:p>
            <text:p text:style-name="P1">&gt;&gt;&gt; from cryptography.hazmat.primitives import hashes</text:p>
            <text:p text:style-name="P1"><text:soft-page-break/>&gt;&gt;&gt; from cryptography.hazmat.primitives.asymmetric import padding</text:p>
            <text:p text:style-name="P1">&gt;&gt;&gt;</text:p>
            <text:p text:style-name="P1">&gt;&gt;&gt; message = b'encrypt me!'</text:p>
            <text:p text:style-name="P1">&gt;&gt;&gt; encrypted = public_key.encrypt(</text:p>
            <text:p text:style-name="P1"><text:s text:c="8"/>message,</text:p>
            <text:p text:style-name="P1"><text:s text:c="8"/>padding.OAEP(</text:p>
            <text:p text:style-name="P1"><text:s text:c="12"/>mgf=padding.MGF1(algorithm=hashes.SHA256()),</text:p>
            <text:p text:style-name="P1"><text:s text:c="12"/>algorithm=hashes.SHA256(),</text:p>
            <text:p text:style-name="P1"><text:s text:c="12"/>label=None</text:p>
            <text:p text:style-name="P1"><text:s text:c="8"/>)</text:p>
            <text:p text:style-name="P1"><text:s text:c="4"/>)</text:p>
            <text:p text:style-name="P1">&gt;&gt;&gt; original_message = private_key.decrypt(</text:p>
            <text:p text:style-name="P1"><text:s text:c="8"/>encrypted,</text:p>
            <text:p text:style-name="P1"><text:s text:c="8"/>padding.OAEP(</text:p>
            <text:p text:style-name="P1"><text:s text:c="12"/>mgf=padding.MGF1(algorithm=hashes.SHA256()),</text:p>
            <text:p text:style-name="P1"><text:s text:c="12"/>algorithm=hashes.SHA256(),</text:p>
            <text:p text:style-name="P1"><text:s text:c="12"/>label=None</text:p>
            <text:p text:style-name="P1"><text:s text:c="8"/>)</text:p>
            <text:p text:style-name="P1"><text:s text:c="4"/>)</text:p>
            <text:p text:style-name="P1"/>
            <text:p text:style-name="P1"># Checking the results</text:p>
            <text:p text:style-name="P1">&gt;&gt;&gt; original_message</text:p>
            <text:p text:style-name="P1">b'encrypt me!'</text:p>
            <text:p text:style-name="P1">&gt;&gt;&gt; message == original_message</text:p>
            <text:p text:style-name="P1">True</text:p>
          </table:table-cell>
          <table:table-cell table:style-name="Tableau1.A1" office:value-type="string">
            <text:p text:style-name="P2"># Generating a key</text:p>
            <text:p text:style-name="P2">&gt;&gt;&gt; from cryptography.hazmat.backends import default_backend</text:p>
            <text:p text:style-name="P2">&gt;&gt;&gt; from cryptography.hazmat.primitives.asymmetric import rsa <text:span text:style-name="T20">as irm</text:span></text:p>
            <text:p text:style-name="P7"><text:span text:style-name="T1">&gt;&gt;&gt; priv_key = </text:span><text:span text:style-name="T8">irm</text:span><text:span text:style-name="T1">.generate_private_key(</text:span></text:p>
            <text:p text:style-name="P2"><text:s text:c="8"/>p_expo=6553<text:span text:style-name="T13">9</text:span>,</text:p>
            <text:p text:style-name="P7"><text:span text:style-name="T1"><text:s text:c="8"/></text:span><text:span text:style-name="T3">taille_cle </text:span><text:span text:style-name="T1">=</text:span><text:span text:style-name="T4">1024</text:span><text:span text:style-name="T1">,</text:span></text:p>
            <text:p text:style-name="P2"><text:s text:c="8"/>backd=default_backend()</text:p>
            <text:p text:style-name="P2"><text:s text:c="4"/>)</text:p>
            <text:p text:style-name="P2">&gt;&gt;&gt; pub_key = priv_key.pub_key()</text:p>
            <text:p text:style-name="P2"/>
            <text:p text:style-name="P2"># Storing the keys</text:p>
            <text:p text:style-name="P2">&gt;&gt;&gt; from cryptography.hazmat.primitives import serialization <text:span text:style-name="T22">as netf</text:span></text:p>
            <text:p text:style-name="P7"><text:soft-page-break/><text:span text:style-name="T1">&gt;&gt;&gt; </text:span><text:span text:style-name="T5">pame</text:span><text:span text:style-name="T1"> = priv_key.private_bytes(</text:span></text:p>
            <text:p text:style-name="P7"><text:span text:style-name="T1"><text:s text:c="8"/></text:span><text:span text:style-name="T5">codi</text:span><text:span text:style-name="T1">=</text:span><text:span text:style-name="T10">netf</text:span><text:span text:style-name="T1">.Encoding.PEM,</text:span></text:p>
            <text:p text:style-name="P7"><text:span text:style-name="T1"><text:s text:c="8"/></text:span><text:span text:style-name="T5">style</text:span><text:span text:style-name="T1">=</text:span><text:span text:style-name="T10">netf</text:span><text:span text:style-name="T1">.PrivateFormat.PKCS8,</text:span></text:p>
            <text:p text:style-name="P7"><text:span text:style-name="T1"><text:s text:c="8"/></text:span><text:span text:style-name="T5">crypti</text:span><text:span text:style-name="T1">=</text:span><text:span text:style-name="T10">netf</text:span><text:span text:style-name="T1">.NoEncryption()</text:span></text:p>
            <text:p text:style-name="P2"><text:s text:c="4"/><text:span text:style-name="T13">) <text:s text:c="2"/></text:span></text:p>
            <text:p text:style-name="P2"/>
            <text:p text:style-name="P2"/>
            <text:p text:style-name="P9"><text:span text:style-name="T1">&gt;&gt;&gt; with open('priv_key.</text:span><text:span text:style-name="T5">pame</text:span><text:span text:style-name="T1">', 'wb') as </text:span><text:span text:style-name="T4">b</text:span><text:span text:style-name="T1">:</text:span></text:p>
            <text:p text:style-name="P9"><text:span text:style-name="T1"><text:s text:c="4"/></text:span><text:span text:style-name="T4">b</text:span><text:span text:style-name="T1">.write(</text:span><text:span text:style-name="T5">pame</text:span><text:span text:style-name="T1">)</text:span></text:p>
            <text:p text:style-name="P3">&gt;&gt;&gt;</text:p>
            <text:p text:style-name="P9"><text:span text:style-name="T1">&gt;&gt;&gt; </text:span><text:span text:style-name="T5">pame</text:span><text:span text:style-name="T1"> = pub_key.public_bytes(</text:span></text:p>
            <text:p text:style-name="P9"><text:span text:style-name="T1"><text:s text:c="8"/></text:span><text:span text:style-name="T5">codi</text:span><text:span text:style-name="T1">=</text:span><text:span text:style-name="T10">netf</text:span><text:span text:style-name="T1">.Encoding.PEM,</text:span></text:p>
            <text:p text:style-name="P9"><text:span text:style-name="T1"><text:s text:c="8"/></text:span><text:span text:style-name="T5">style</text:span><text:span text:style-name="T1">=</text:span><text:span text:style-name="T10">netf</text:span><text:span text:style-name="T1">.PublicFormat.SubjectPublicKeyInfo</text:span></text:p>
            <text:p text:style-name="P3"><text:s text:c="4"/>)</text:p>
            <text:p text:style-name="P9"><text:span text:style-name="T1">&gt;&gt;&gt; with open('pub_key.</text:span><text:span text:style-name="T5">pame</text:span><text:span text:style-name="T1">', 'wb') as </text:span><text:span text:style-name="T4">b</text:span><text:span text:style-name="T1">:</text:span></text:p>
            <text:p text:style-name="P9"><text:span text:style-name="T1"><text:s text:c="4"/></text:span><text:span text:style-name="T4">b</text:span><text:span text:style-name="T1">.write(</text:span><text:span text:style-name="T5">pame</text:span><text:span text:style-name="T1">)</text:span></text:p>
            <text:p text:style-name="P3"/>
            <text:p text:style-name="P3"># Reading the keys back in (for demonstration purposes)</text:p>
            <text:p text:style-name="P3">&gt;&gt;&gt; from cryptography.hazmat.backends import default_backend</text:p>
            <text:p text:style-name="P3">&gt;&gt;&gt; from cryptography.hazmat.primitives import serialization <text:span text:style-name="T22">as netf</text:span></text:p>
            <text:p text:style-name="P9"><text:span text:style-name="T1">&gt;&gt;&gt; with open("priv_key.</text:span><text:span text:style-name="T5">pame</text:span><text:span text:style-name="T1">", "rb") as key_f:</text:span></text:p>
            <text:p text:style-name="P9"><text:span text:style-name="T1"><text:s text:c="8"/>priv_key = </text:span><text:span text:style-name="T10">netf</text:span><text:span text:style-name="T1">.load_pem_private_key(</text:span></text:p>
            <text:p text:style-name="P3"><text:s text:c="12"/>key_f.read(),</text:p>
            <text:p text:style-name="P3"><text:s text:c="12"/>pd=None,</text:p>
            <text:p text:style-name="P3"><text:s text:c="12"/>backd=default_backend()</text:p>
            <text:p text:style-name="P3"><text:s text:c="8"/>)</text:p>
            <text:p text:style-name="P9"><text:span text:style-name="T1">&gt;&gt;&gt; with open("pub_key.</text:span><text:span text:style-name="T5">pame</text:span><text:span text:style-name="T1">", "rb") as key_f:</text:span></text:p>
            <text:p text:style-name="P9"><text:span text:style-name="T1"><text:s text:c="8"/>pub_key = </text:span><text:span text:style-name="T10">netf</text:span><text:span text:style-name="T1">.load_pem_public_key(</text:span></text:p>
            <text:p text:style-name="P3"><text:s text:c="12"/>key_file.read(),</text:p>
            <text:p text:style-name="P3"><text:s text:c="12"/>backd=default_backend()</text:p>
            <text:p text:style-name="P3"><text:s text:c="8"/>)</text:p>
            <text:p text:style-name="P3"/>
            <text:p text:style-name="P3"><text:soft-page-break/># Encrypting and decrypting</text:p>
            <text:p text:style-name="P3">&gt;&gt;&gt; from cryptography.hazmat.primitives import hashes <text:span text:style-name="T21">as dust</text:span></text:p>
            <text:p text:style-name="P3"/>
            <text:p text:style-name="P2"/>
            <text:p text:style-name="P3">&gt;&gt;&gt; from cryptography.hazmat.primitives.asymmetric import padding <text:span text:style-name="T22">as bordure</text:span></text:p>
            <text:p text:style-name="P3">&gt;&gt;&gt;</text:p>
            <text:p text:style-name="P9"><text:span text:style-name="T1">&gt;&gt;&gt; </text:span><text:span text:style-name="T6">msg</text:span><text:span text:style-name="T1"> = b'encrypt me </text:span><text:span text:style-name="T4">please</text:span><text:span text:style-name="T1">!'</text:span></text:p>
            <text:p text:style-name="P3">&gt;&gt;&gt; ed = pub_key.encrypt(</text:p>
            <text:p text:style-name="P9"><text:span text:style-name="T1"><text:s text:c="8"/></text:span><text:span text:style-name="T6">msg</text:span><text:span text:style-name="T1">,</text:span></text:p>
            <text:p text:style-name="P9"><text:span text:style-name="T1"><text:s text:c="8"/></text:span><text:span text:style-name="T10">bordure</text:span><text:span text:style-name="T1">.OAEP(</text:span></text:p>
            <text:p text:style-name="P9"><text:span text:style-name="T1"><text:s text:c="12"/>mgf=</text:span><text:span text:style-name="T10">bordure</text:span><text:span text:style-name="T1">.MGF1(algorithm=</text:span><text:span text:style-name="T9">dust</text:span><text:span text:style-name="T1">.SHA256()),</text:span></text:p>
            <text:p text:style-name="P9"><text:span text:style-name="T1"><text:s text:c="12"/>algorithm=</text:span><text:span text:style-name="T9">dust</text:span><text:span text:style-name="T1">.SHA256(),</text:span></text:p>
            <text:p text:style-name="P3"><text:s text:c="12"/>label=None</text:p>
            <text:p text:style-name="P3"><text:s text:c="8"/>)</text:p>
            <text:p text:style-name="P3"><text:s text:c="4"/>)</text:p>
            <text:p text:style-name="P3">&gt;&gt;&gt; og_message = priv_key.decrypt(</text:p>
            <text:p text:style-name="P9"><text:span text:style-name="T1"><text:s text:c="8"/></text:span><text:span text:style-name="T11">ed</text:span><text:span text:style-name="T1">,</text:span></text:p>
            <text:p text:style-name="P9"><text:span text:style-name="T1"><text:s text:c="8"/></text:span><text:span text:style-name="T10">bordure</text:span><text:span text:style-name="T1">.OAEP(</text:span></text:p>
            <text:p text:style-name="P9"><text:span text:style-name="T1"><text:s text:c="12"/>mgf=</text:span><text:span text:style-name="T10">bordure</text:span><text:span text:style-name="T1">.MGF1(algorithm=</text:span><text:span text:style-name="T9">dust</text:span><text:span text:style-name="T1">.SHA256()),</text:span></text:p>
            <text:p text:style-name="P9"><text:span text:style-name="T1"><text:s text:c="12"/>algorithm=</text:span><text:span text:style-name="T9">dust</text:span><text:span text:style-name="T1">.SHA256(),</text:span></text:p>
            <text:p text:style-name="P3"><text:s text:c="12"/>label=None</text:p>
            <text:p text:style-name="P3"><text:s text:c="8"/>)</text:p>
            <text:p text:style-name="P3"><text:s text:c="4"/>)</text:p>
            <text:p text:style-name="P3"/>
            <text:p text:style-name="P3"># Checking the results</text:p>
            <text:p text:style-name="P9"><text:span text:style-name="T1">&gt;&gt;&gt; </text:span><text:span text:style-name="T2">og_message</text:span></text:p>
            <text:p text:style-name="P3">b'encrypt me <text:span text:style-name="T14">please</text:span>!'</text:p>
            <text:p text:style-name="P9"><text:span text:style-name="T1">&gt;&gt;&gt; </text:span><text:span text:style-name="T6">msg</text:span><text:span text:style-name="T1"> == o</text:span><text:span text:style-name="T2">g</text:span><text:span text:style-name="T1">_message</text:span></text:p>
            <text:p text:style-name="P6">True</text:p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>f = open('test.txt', 'rb')</text:p>
            <text:p text:style-name="P1">message = f.read()</text:p>
            <text:p text:style-name="P1">f.close()</text:p>
          </table:table-cell>
          <table:table-cell table:style-name="Tableau1.A1" office:value-type="string">
            <text:p text:style-name="P4"><text:span text:style-name="T14">b</text:span> = open('test.txt', 'rb')</text:p>
            <text:p text:style-name="P10"><text:span text:style-name="T6">msg</text:span><text:span text:style-name="T1"> = </text:span><text:span text:style-name="T7">b</text:span><text:span text:style-name="T1">.read()</text:span></text:p>
            <text:p text:style-name="P4"><text:span text:style-name="T14">b</text:span>.close()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5</meta:editing-cycles>
    <meta:creation-date>2021-02-02T10:35:00</meta:creation-date>
    <dc:date>2021-02-02T19:03:50.539666919</dc:date>
    <meta:editing-duration>PT4H19M58S</meta:editing-duration>
    <meta:generator>LibreOffice/7.0.3.1$Linux_X86_64 LibreOffice_project/00$Build-1</meta:generator>
    <meta:document-statistic meta:table-count="1" meta:image-count="0" meta:object-count="0" meta:page-count="6" meta:paragraph-count="266" meta:word-count="761" meta:character-count="8585" meta:non-whitespace-character-count="71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